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4.787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3.12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Максимальный показатель 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^([.A2]+1)-1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^([.A3]+1)-1"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^([.A4]+1)-1"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^([.A5]+1)-1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^([.A6]+1)-1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^([.A7]+1)-1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^([.A8]+1)-1"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^([.A9]+1)-1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^([.A10]+1)-1"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^([.A11]+1)-1" office:value-type="float" office:value="1023" calcext:value-type="float">
            <text:p>10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^([.A12]+1)-1" office:value-type="float" office:value="2047" calcext:value-type="float">
            <text:p>20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^([.A13]+1)-1" office:value-type="float" office:value="4095" calcext:value-type="float">
            <text:p>409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^([.A14]+1)-1" office:value-type="float" office:value="8191" calcext:value-type="float">
            <text:p>81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^([.A15]+1)-1" office:value-type="float" office:value="16383" calcext:value-type="float">
            <text:p>1638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^([.A16]+1)-1" office:value-type="float" office:value="32767" calcext:value-type="float">
            <text:p>327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^([.A17]+1)-1" office:value-type="float" office:value="65535" calcext:value-type="float">
            <text:p>6553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^([.A18]+1)-1" office:value-type="float" office:value="131071" calcext:value-type="float">
            <text:p>1310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^([.A19]+1)-1" office:value-type="float" office:value="262143" calcext:value-type="float">
            <text:p>26214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^([.A20]+1)-1" office:value-type="float" office:value="524287" calcext:value-type="float">
            <text:p>52428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^([.A21]+1)-1" office:value-type="float" office:value="1048575" calcext:value-type="float">
            <text:p>10485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2^([.A22]+1)-1" office:value-type="float" office:value="2097151" calcext:value-type="float">
            <text:p>209715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2^([.A23]+1)-1" office:value-type="float" office:value="4194303" calcext:value-type="float">
            <text:p>419430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2^([.A24]+1)-1" office:value-type="float" office:value="8388607" calcext:value-type="float">
            <text:p>838860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2^([.A25]+1)-1" office:value-type="float" office:value="16777215" calcext:value-type="float">
            <text:p>16777215</text:p>
          </table:table-cell>
        </table:table-row>
        <table:table-row table:style-name="ro2" table:number-rows-repeated="1048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Лист2" table:style-name="ta2">
        <table:table-column table:style-name="co3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Максимальный показатель 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3^([.A2]+1)-1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3^([.A3]+1)-1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3^([.A4]+1)-1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3^([.A5]+1)-1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3^([.A6]+1)-1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3^([.A7]+1)-1"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^([.A8]+1)-1" office:value-type="float" office:value="2186" calcext:value-type="float">
            <text:p>21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^([.A9]+1)-1" office:value-type="float" office:value="6560" calcext:value-type="float">
            <text:p>65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3^([.A10]+1)-1" office:value-type="float" office:value="19682" calcext:value-type="float">
            <text:p>196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3^([.A11]+1)-1" office:value-type="float" office:value="59048" calcext:value-type="float">
            <text:p>590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3^([.A12]+1)-1" office:value-type="float" office:value="177146" calcext:value-type="float">
            <text:p>1771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^([.A13]+1)-1" office:value-type="float" office:value="531440" calcext:value-type="float">
            <text:p>5314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^([.A14]+1)-1" office:value-type="float" office:value="1594322" calcext:value-type="float">
            <text:p>15943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3^([.A15]+1)-1" office:value-type="float" office:value="4782968" calcext:value-type="float">
            <text:p>47829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^([.A16]+1)-1" office:value-type="float" office:value="14348906" calcext:value-type="float">
            <text:p>143489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^([.A17]+1)-1" office:value-type="float" office:value="43046720" calcext:value-type="float">
            <text:p>430467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^([.A18]+1)-1" office:value-type="float" office:value="129140162" calcext:value-type="float">
            <text:p>1291401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^([.A19]+1)-1" office:value-type="float" office:value="387420488" calcext:value-type="float">
            <text:p>3874204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^([.A20]+1)-1" office:value-type="float" office:value="1162261466" calcext:value-type="float">
            <text:p>116226146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^([.A21]+1)-1" office:value-type="float" office:value="3486784400" calcext:value-type="float">
            <text:p>34867844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3^([.A22]+1)-1" office:value-type="float" office:value="10460353202" calcext:value-type="float">
            <text:p>1046035320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^([.A23]+1)-1" office:value-type="float" office:value="31381059608" calcext:value-type="float">
            <text:p>313810596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^([.A24]+1)-1" office:value-type="float" office:value="94143178826" calcext:value-type="float">
            <text:p>94143178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^([.A25]+1)-1" office:value-type="float" office:value="282429536480" calcext:value-type="float">
            <text:p>282429536480</text:p>
          </table:table-cell>
        </table:table-row>
      </table:table>
      <table:table table:name="Лист3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Максимальный показатель </text:p>
          </table:table-cell>
          <table:table-cell table:style-name="ce1" office:value-type="string" calcext:value-type="string">
            <text:p>Сумма для 2</text:p>
          </table:table-cell>
          <table:table-cell office:value-type="string" calcext:value-type="string">
            <text:p>Сумма для 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VLOOKUP([.A2];[$Лист1.A1:$Лист1.B25]; 2;)" office:value-type="float" office:value="1" calcext:value-type="float">
            <text:p>1</text:p>
          </table:table-cell>
          <table:table-cell table:formula="of:=VLOOKUP([.A2];[$Лист2.A1:$Лист2.B25]; 2;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3];[$Лист1.A2:$Лист1.B26]; 2;)" office:value-type="float" office:value="3" calcext:value-type="float">
            <text:p>3</text:p>
          </table:table-cell>
          <table:table-cell table:formula="of:=VLOOKUP([.A3];[$Лист2.A2:$Лист2.B26]; 2;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4];[$Лист1.A3:$Лист1.B27]; 2;)" office:value-type="float" office:value="7" calcext:value-type="float">
            <text:p>7</text:p>
          </table:table-cell>
          <table:table-cell table:formula="of:=VLOOKUP([.A4];[$Лист2.A3:$Лист2.B27]; 2;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5];[$Лист1.A4:$Лист1.B28]; 2;)" office:value-type="float" office:value="15" calcext:value-type="float">
            <text:p>15</text:p>
          </table:table-cell>
          <table:table-cell table:formula="of:=VLOOKUP([.A5];[$Лист2.A4:$Лист2.B28]; 2;)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VLOOKUP([.A6];[$Лист1.A5:$Лист1.B29]; 2;)" office:value-type="float" office:value="31" calcext:value-type="float">
            <text:p>31</text:p>
          </table:table-cell>
          <table:table-cell table:formula="of:=VLOOKUP([.A6];[$Лист2.A5:$Лист2.B29]; 2;)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7];[$Лист1.A6:$Лист1.B30]; 2;)" office:value-type="float" office:value="63" calcext:value-type="float">
            <text:p>63</text:p>
          </table:table-cell>
          <table:table-cell table:formula="of:=VLOOKUP([.A7];[$Лист2.A6:$Лист2.B30]; 2;)"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VLOOKUP([.A8];[$Лист1.A7:$Лист1.B31]; 2;)" office:value-type="float" office:value="127" calcext:value-type="float">
            <text:p>127</text:p>
          </table:table-cell>
          <table:table-cell table:formula="of:=VLOOKUP([.A8];[$Лист2.A7:$Лист2.B31]; 2;)" office:value-type="float" office:value="2186" calcext:value-type="float">
            <text:p>21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9];[$Лист1.A8:$Лист1.B32]; 2;)" office:value-type="float" office:value="255" calcext:value-type="float">
            <text:p>255</text:p>
          </table:table-cell>
          <table:table-cell table:formula="of:=VLOOKUP([.A9];[$Лист2.A8:$Лист2.B32]; 2;)" office:value-type="float" office:value="6560" calcext:value-type="float">
            <text:p>65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10];[$Лист1.A9:$Лист1.B33]; 2;)" office:value-type="float" office:value="511" calcext:value-type="float">
            <text:p>511</text:p>
          </table:table-cell>
          <table:table-cell table:formula="of:=VLOOKUP([.A10];[$Лист2.A9:$Лист2.B33]; 2;)" office:value-type="float" office:value="19682" calcext:value-type="float">
            <text:p>196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];[$Лист1.A10:$Лист1.B34]; 2;)" office:value-type="float" office:value="1023" calcext:value-type="float">
            <text:p>1023</text:p>
          </table:table-cell>
          <table:table-cell table:formula="of:=VLOOKUP([.A11];[$Лист2.A10:$Лист2.B34]; 2;)" office:value-type="float" office:value="59048" calcext:value-type="float">
            <text:p>590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];[$Лист1.A11:$Лист1.B35]; 2;)" office:value-type="float" office:value="2047" calcext:value-type="float">
            <text:p>2047</text:p>
          </table:table-cell>
          <table:table-cell table:formula="of:=VLOOKUP([.A12];[$Лист2.A11:$Лист2.B35]; 2;)" office:value-type="float" office:value="177146" calcext:value-type="float">
            <text:p>1771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3];[$Лист1.A12:$Лист1.B36]; 2;)" office:value-type="float" office:value="4095" calcext:value-type="float">
            <text:p>4095</text:p>
          </table:table-cell>
          <table:table-cell table:formula="of:=VLOOKUP([.A13];[$Лист2.A12:$Лист2.B36]; 2;)" office:value-type="float" office:value="531440" calcext:value-type="float">
            <text:p>5314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4];[$Лист1.A13:$Лист1.B37]; 2;)" office:value-type="float" office:value="8191" calcext:value-type="float">
            <text:p>8191</text:p>
          </table:table-cell>
          <table:table-cell table:formula="of:=VLOOKUP([.A14];[$Лист2.A13:$Лист2.B37]; 2;)" office:value-type="float" office:value="1594322" calcext:value-type="float">
            <text:p>15943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5];[$Лист1.A14:$Лист1.B38]; 2;)" office:value-type="float" office:value="16383" calcext:value-type="float">
            <text:p>16383</text:p>
          </table:table-cell>
          <table:table-cell table:formula="of:=VLOOKUP([.A15];[$Лист2.A14:$Лист2.B38]; 2;)" office:value-type="float" office:value="4782968" calcext:value-type="float">
            <text:p>47829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16];[$Лист1.A15:$Лист1.B39]; 2;)" office:value-type="float" office:value="32767" calcext:value-type="float">
            <text:p>32767</text:p>
          </table:table-cell>
          <table:table-cell table:formula="of:=VLOOKUP([.A16];[$Лист2.A15:$Лист2.B39]; 2;)" office:value-type="float" office:value="14348906" calcext:value-type="float">
            <text:p>143489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17];[$Лист1.A16:$Лист1.B40]; 2;)" office:value-type="float" office:value="65535" calcext:value-type="float">
            <text:p>65535</text:p>
          </table:table-cell>
          <table:table-cell table:formula="of:=VLOOKUP([.A17];[$Лист2.A16:$Лист2.B40]; 2;)" office:value-type="float" office:value="43046720" calcext:value-type="float">
            <text:p>430467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18];[$Лист1.A17:$Лист1.B41]; 2;)" office:value-type="float" office:value="131071" calcext:value-type="float">
            <text:p>131071</text:p>
          </table:table-cell>
          <table:table-cell table:formula="of:=VLOOKUP([.A18];[$Лист2.A17:$Лист2.B41]; 2;)" office:value-type="float" office:value="129140162" calcext:value-type="float">
            <text:p>1291401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19];[$Лист1.A18:$Лист1.B42]; 2;)" office:value-type="float" office:value="262143" calcext:value-type="float">
            <text:p>262143</text:p>
          </table:table-cell>
          <table:table-cell table:formula="of:=VLOOKUP([.A19];[$Лист2.A18:$Лист2.B42]; 2;)" office:value-type="float" office:value="387420488" calcext:value-type="float">
            <text:p>3874204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0];[$Лист1.A19:$Лист1.B43]; 2;)" office:value-type="float" office:value="524287" calcext:value-type="float">
            <text:p>524287</text:p>
          </table:table-cell>
          <table:table-cell table:formula="of:=VLOOKUP([.A20];[$Лист2.A19:$Лист2.B43]; 2;)" office:value-type="float" office:value="1162261466" calcext:value-type="float">
            <text:p>116226146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1];[$Лист1.A20:$Лист1.B44]; 2;)" office:value-type="float" office:value="1048575" calcext:value-type="float">
            <text:p>1048575</text:p>
          </table:table-cell>
          <table:table-cell table:formula="of:=VLOOKUP([.A21];[$Лист2.A20:$Лист2.B44]; 2;)" office:value-type="float" office:value="3486784400" calcext:value-type="float">
            <text:p>34867844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22];[$Лист1.A21:$Лист1.B45]; 2;)" office:value-type="float" office:value="2097151" calcext:value-type="float">
            <text:p>2097151</text:p>
          </table:table-cell>
          <table:table-cell table:formula="of:=VLOOKUP([.A22];[$Лист2.A21:$Лист2.B45]; 2;)" office:value-type="float" office:value="10460353202" calcext:value-type="float">
            <text:p>1046035320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23];[$Лист1.A22:$Лист1.B46]; 2;)" office:value-type="float" office:value="4194303" calcext:value-type="float">
            <text:p>4194303</text:p>
          </table:table-cell>
          <table:table-cell table:formula="of:=VLOOKUP([.A23];[$Лист2.A22:$Лист2.B46]; 2;)" office:value-type="float" office:value="31381059608" calcext:value-type="float">
            <text:p>313810596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24];[$Лист1.A23:$Лист1.B47]; 2;)" office:value-type="float" office:value="8388607" calcext:value-type="float">
            <text:p>8388607</text:p>
          </table:table-cell>
          <table:table-cell table:formula="of:=VLOOKUP([.A24];[$Лист2.A23:$Лист2.B47]; 2;)" office:value-type="float" office:value="94143178826" calcext:value-type="float">
            <text:p>94143178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25];[$Лист1.A24:$Лист1.B48]; 2;)" office:value-type="float" office:value="16777215" calcext:value-type="float">
            <text:p>16777215</text:p>
          </table:table-cell>
          <table:table-cell table:formula="of:=VLOOKUP([.A25];[$Лист2.A24:$Лист2.B48]; 2;)" office:value-type="float" office:value="282429536480" calcext:value-type="float">
            <text:p>282429536480</text:p>
          </table:table-cell>
        </table:table-row>
      </table:table>
      <table:table table:name="Лист4" table:style-name="ta2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Статистическая функция</text:p>
          </table:table-cell>
          <table:table-cell office:value-type="string" calcext:value-type="string">
            <text:p>Для A (Лист 3) </text:p>
          </table:table-cell>
          <table:table-cell office:value-type="string" calcext:value-type="string">
            <text:p>Для B (Лист 3) </text:p>
          </table:table-cell>
          <table:table-cell office:value-type="string" calcext:value-type="string">
            <text:p>Для C (Лист 3) </text:p>
          </table:table-cell>
        </table:table-row>
        <table:table-row table:style-name="ro1">
          <table:table-cell office:value-type="string" calcext:value-type="string">
            <text:p>Среднее значение </text:p>
          </table:table-cell>
          <table:table-cell table:formula="of:=AVERAGE([$Лист3.A2] : [$Лист3.A25])" office:value-type="float" office:value="11.5" calcext:value-type="float">
            <text:p>11,5</text:p>
          </table:table-cell>
          <table:table-cell table:formula="of:=AVERAGE([$Лист3.B2] : [$Лист3.B25])" office:value-type="float" office:value="1398100.25" calcext:value-type="float">
            <text:p>1398100,25</text:p>
          </table:table-cell>
          <table:table-cell table:formula="of:=AVERAGE([$Лист3.C2] : [$Лист3.C25])" office:value-type="float" office:value="17651846029" calcext:value-type="float">
            <text:p>17651846029</text:p>
          </table:table-cell>
        </table:table-row>
        <table:table-row table:style-name="ro3">
          <table:table-cell office:value-type="string" calcext:value-type="string">
            <text:p>Максимальное значение </text:p>
          </table:table-cell>
          <table:table-cell table:formula="of:=MAX([$Лист3.A2] : [$Лист3.A25])" office:value-type="float" office:value="23" calcext:value-type="float">
            <text:p>23</text:p>
          </table:table-cell>
          <table:table-cell table:formula="of:=MAX([$Лист3.B2] : [$Лист3.B25])" office:value-type="float" office:value="16777215" calcext:value-type="float">
            <text:p>16777215</text:p>
          </table:table-cell>
          <table:table-cell table:formula="of:=MAX([$Лист3.C2] : [$Лист3.C25])" office:value-type="float" office:value="282429536480" calcext:value-type="float">
            <text:p>282429536480</text:p>
          </table:table-cell>
        </table:table-row>
        <table:table-row table:style-name="ro3">
          <table:table-cell office:value-type="string" calcext:value-type="string">
            <text:p>Минимальное значение </text:p>
          </table:table-cell>
          <table:table-cell table:formula="of:=MIN([$Лист3.A2] : [$Лист3.A25])" office:value-type="float" office:value="0" calcext:value-type="float">
            <text:p>0</text:p>
          </table:table-cell>
          <table:table-cell table:formula="of:=MIN([$Лист3.B2] : [$Лист3.B25])" office:value-type="float" office:value="1" calcext:value-type="float">
            <text:p>1</text:p>
          </table:table-cell>
          <table:table-cell table:formula="of:=MIN([$Лист3.C2] : [$Лист3.C2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Медиана</text:p>
          </table:table-cell>
          <table:table-cell table:formula="of:=MEDIAN([$Лист3.A2] : [$Лист3.A25])" office:value-type="float" office:value="11.5" calcext:value-type="float">
            <text:p>11,5</text:p>
          </table:table-cell>
          <table:table-cell table:formula="of:=MEDIAN([$Лист3.B2] : [$Лист3.B25])" office:value-type="float" office:value="6143" calcext:value-type="float">
            <text:p>6143</text:p>
          </table:table-cell>
          <table:table-cell table:formula="of:=MEDIAN([$Лист3.C2] : [$Лист3.C25])" office:value-type="float" office:value="1062881" calcext:value-type="float">
            <text:p>1062881</text:p>
          </table:table-cell>
        </table:table-row>
        <table:table-row table:style-name="ro2">
          <table:table-cell office:value-type="string" calcext:value-type="string">
            <text:p>Мода</text:p>
          </table:table-cell>
          <table:table-cell table:formula="of:=MODE([$Лист3.A2] : [$Лист3.A25])" office:value-type="string" office:string-value="" calcext:value-type="error">
            <text:p>#ЗНАЧ!</text:p>
          </table:table-cell>
          <table:table-cell table:formula="of:=MODE([$Лист3.B2] : [$Лист3.B25])" office:value-type="string" office:string-value="" calcext:value-type="error">
            <text:p>#ЗНАЧ!</text:p>
          </table:table-cell>
          <table:table-cell table:formula="of:=MODE([$Лист3.C2] : [$Лист3.C25])" office:value-type="string" office:string-value="" calcext:value-type="error">
            <text:p>#ЗНАЧ!</text:p>
          </table:table-cell>
        </table:table-row>
        <table:table-row table:style-name="ro2">
          <table:table-cell office:value-type="string" calcext:value-type="string">
            <text:p>Дисперсия </text:p>
          </table:table-cell>
          <table:table-cell table:formula="of:=VAR([$Лист3.A2] : [$Лист3.A25])" office:value-type="float" office:value="50" calcext:value-type="float">
            <text:p>50</text:p>
          </table:table-cell>
          <table:table-cell table:formula="of:=VAR([$Лист3.B2] : [$Лист3.B25])" office:value-type="float" office:value="14277716453108.8" calcext:value-type="float">
            <text:p>14277716453108,8</text:p>
          </table:table-cell>
          <table:table-cell table:formula="of:=VAR([$Лист3.C2] : [$Лист3.C25])" office:value-type="float" office:value="3.57648454013381E+021" calcext:value-type="float">
            <text:p>3,57648454013381E+021</text:p>
          </table:table-cell>
        </table:table-row>
      </table:table>
      <table:table table:name="Лист5" table:style-name="ta2">
        <table:table-column table:style-name="co2" table:number-columns-repeated="8" table:default-cell-style-name="Default"/>
        <table:table-row table:style-name="ro2">
          <table:table-cell/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Колледж 1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2236476" calcext:value-type="float">
            <text:p>2236476</text:p>
          </table:table-cell>
          <table:table-cell office:value-type="float" office:value="1934765" calcext:value-type="float">
            <text:p>1934765</text:p>
          </table:table-cell>
          <table:table-cell office:value-type="float" office:value="4543534" calcext:value-type="float">
            <text:p>4543534</text:p>
          </table:table-cell>
          <table:table-cell office:value-type="float" office:value="2348887" calcext:value-type="float">
            <text:p>2348887</text:p>
          </table:table-cell>
          <table:table-cell office:value-type="float" office:value="1170004" calcext:value-type="float">
            <text:p>1170004</text:p>
          </table:table-cell>
          <table:table-cell office:value-type="float" office:value="2344598" calcext:value-type="float">
            <text:p>2344598</text:p>
          </table:table-cell>
        </table:table-row>
        <table:table-row table:style-name="ro2">
          <table:table-cell office:value-type="string" calcext:value-type="string">
            <text:p>Колледж 2</text:p>
          </table:table-cell>
          <table:table-cell office:value-type="float" office:value="237800" calcext:value-type="float">
            <text:p>237800</text:p>
          </table:table-cell>
          <table:table-cell office:value-type="float" office:value="732647" calcext:value-type="float">
            <text:p>732647</text:p>
          </table:table-cell>
          <table:table-cell office:value-type="float" office:value="567672" calcext:value-type="float">
            <text:p>567672</text:p>
          </table:table-cell>
          <table:table-cell office:value-type="float" office:value="234234" calcext:value-type="float">
            <text:p>234234</text:p>
          </table:table-cell>
          <table:table-cell office:value-type="float" office:value="323217" calcext:value-type="float">
            <text:p>323217</text:p>
          </table:table-cell>
          <table:table-cell office:value-type="float" office:value="634423" calcext:value-type="float">
            <text:p>634423</text:p>
          </table:table-cell>
          <table:table-cell office:value-type="float" office:value="235455" calcext:value-type="float">
            <text:p>235455</text:p>
          </table:table-cell>
        </table:table-row>
        <table:table-row table:style-name="ro2">
          <table:table-cell office:value-type="string" calcext:value-type="string">
            <text:p>Колледж 3</text:p>
          </table:table-cell>
          <table:table-cell table:style-name="ce2" office:value-type="float" office:value="3211400" calcext:value-type="float">
            <text:p>3211400</text:p>
          </table:table-cell>
          <table:table-cell office:value-type="float" office:value="4873837" calcext:value-type="float">
            <text:p>4873837</text:p>
          </table:table-cell>
          <table:table-cell office:value-type="float" office:value="3654654" calcext:value-type="float">
            <text:p>3654654</text:p>
          </table:table-cell>
          <table:table-cell office:value-type="float" office:value="3453453" calcext:value-type="float">
            <text:p>3453453</text:p>
          </table:table-cell>
          <table:table-cell office:value-type="float" office:value="5435323" calcext:value-type="float">
            <text:p>5435323</text:p>
          </table:table-cell>
          <table:table-cell office:value-type="float" office:value="4586959" calcext:value-type="float">
            <text:p>4586959</text:p>
          </table:table-cell>
          <table:table-cell office:value-type="float" office:value="8576885" calcext:value-type="float">
            <text:p>8576885</text:p>
          </table:table-cell>
        </table:table-row>
        <table:table-row table:style-name="ro2">
          <table:table-cell office:value-type="string" calcext:value-type="string">
            <text:p>Колледж 4</text:p>
          </table:table-cell>
          <table:table-cell office:value-type="float" office:value="4961201" calcext:value-type="float">
            <text:p>4961201</text:p>
          </table:table-cell>
          <table:table-cell office:value-type="float" office:value="7844962" calcext:value-type="float">
            <text:p>7844962</text:p>
          </table:table-cell>
          <table:table-cell office:value-type="float" office:value="6159094" calcext:value-type="float">
            <text:p>6159094</text:p>
          </table:table-cell>
          <table:table-cell office:value-type="float" office:value="8233225" calcext:value-type="float">
            <text:p>8233225</text:p>
          </table:table-cell>
          <table:table-cell office:value-type="float" office:value="8109432" calcext:value-type="float">
            <text:p>8109432</text:p>
          </table:table-cell>
          <table:table-cell office:value-type="float" office:value="6393392" calcext:value-type="float">
            <text:p>6393392</text:p>
          </table:table-cell>
          <table:table-cell office:value-type="float" office:value="11158945" calcext:value-type="float">
            <text:p>11158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.00.0000</text:date>, <text:time style:data-style-name="N2" text:time-value="14:26:27.43338892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4T14:26:27.730247719</meta:creation-date>
    <dc:title>Таблица</dc:title>
    <meta:generator>LibreOffice/7.6.7.2$Linux_X86_64 LibreOffice_project/60$Build-2</meta:generator>
    <meta:editing-duration>PT1H18M59S</meta:editing-duration>
    <meta:editing-cycles>4</meta:editing-cycles>
    <dc:date>2026-05-04T15:45:28.490079478</dc:date>
    <meta:document-statistic meta:table-count="5" meta:cell-count="242" meta:object-count="0"/>
    <meta:template xlink:type="simple" xlink:actuate="onRequest" xlink:title="Таблица" xlink:href="../../../../../usr/lib/libreoffice/share/template/common/ШАБЛОН_ЭЛЕКТРОННОЙ_ТАБЛИЦЫ_2019-07-22.ots" meta:date="2026-05-04T14:26:27.534651839"/>
  </office:meta>
</office:document-meta>
</file>